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87088031181985738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77591167930139024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69834176106514031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 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7T19:38:49.34</dc:date>
    <dc:creator>James Lombardi</dc:creator>
    <meta:editing-duration>PT17H47M54S</meta:editing-duration>
    <meta:editing-cycles>90</meta:editing-cycles>
    <meta:document-statistic meta:table-count="0" meta:image-count="0" meta:object-count="0" meta:page-count="10" meta:paragraph-count="314" meta:word-count="3449" meta:character-count="17449"/>
  </office:meta>
</office:document-meta>
</file>